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font-name="Arial" fo:font-size="22pt" fo:font-style="normal" style:text-underline-style="solid" style:text-underline-width="auto" style:text-underline-color="font-color" fo:font-weight="bold" fo:background-color="transparent"/>
    </style:style>
    <style:style style:name="P2" style:family="paragraph" style:parent-style-name="Text_20_body">
      <style:paragraph-properties fo:margin-top="0.1665in" fo:margin-bottom="0in" style:contextual-spacing="false" fo:line-height="120%" style:writing-mode="lr-tb"/>
      <style:text-properties fo:font-variant="normal" fo:text-transform="none" fo:color="#2d2d2d" loext:opacity="100%" style:font-name="Arial" fo:font-size="12pt" fo:font-style="normal" style:text-underline-style="solid" style:text-underline-width="auto" style:text-underline-color="font-color" fo:font-weight="normal" fo:background-color="transparent"/>
    </style:style>
    <style:style style:name="P3" style:family="paragraph" style:parent-style-name="Text_20_body">
      <style:paragraph-properties fo:margin-top="0.1665in" fo:margin-bottom="0in" style:contextual-spacing="false" fo:line-height="120%" style:writing-mode="lr-tb"/>
      <style:text-properties fo:font-variant="normal" fo:text-transform="none" fo:color="#2d2d2d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665in" fo:margin-bottom="0in" style:contextual-spacing="false" fo:line-height="120%" style:writing-mode="lr-tb"/>
      <style:text-properties fo:font-weight="normal"/>
    </style:style>
    <style:style style:name="T1" style:family="text">
      <style:text-properties fo:font-variant="normal" fo:text-transform="none" fo:color="#ff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ff0000" loext:opacity="100%" style:font-name="Arial" fo:font-size="12pt" fo:font-style="normal" style:text-underline-style="solid" style:text-underline-width="auto" style:text-underline-color="font-color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8ff17f0-7fff-402e-3dc7-99d4c2f568ad"/>Βασικά Εργαλεία  Update</text:p>
      <text:p text:style-name="Text_20_body"/>
      <text:p text:style-name="P2">Τα βασικά εργαλεία που χρησιμοποιούμε είναι τα εξής :</text:p>
      <text:p text:style-name="Text_20_body"/>
      <text:p text:style-name="P3">Για IDE το Visual Studio.</text:p>
      <text:p text:style-name="P3">Για τα τεχνικά κείμενα χρησιμοποιούμε Word.</text:p>
      <text:p text:style-name="P3">Για το κοινό αποθετήριο χρησιμοποιούμε Google Docs και Github.</text:p>
      <text:p text:style-name="P4"><text:span text:style-name="T1">Για την αντικειμενοστραφή γλώσσα προγραμματισμού χρησιμοποιούμε την </text:span><text:span text:style-name="T2">C#</text:span></text:p>
      <text:p text:style-name="Text_20_body"/>
      <text:p text:style-name="P2">Περιγραφή : </text:p>
      <text:p text:style-name="P3">Κάναμε μια αλλαγή στην γλώσσα προγραμματισμού που θα χρησιμοποιήσουμε λόγω διευκόλυνσης των μελών μας .Τα υπόλοιπα εργαλεία μένουν ίδια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9:43:20.292000000</meta:creation-date>
    <dc:date>2022-05-04T19:43:54.845000000</dc:date>
    <meta:editing-duration>PT34S</meta:editing-duration>
    <meta:editing-cycles>1</meta:editing-cycles>
    <meta:document-statistic meta:table-count="0" meta:image-count="0" meta:object-count="0" meta:page-count="1" meta:paragraph-count="9" meta:word-count="61" meta:character-count="425" meta:non-whitespace-character-count="369"/>
    <meta:generator>LibreOffice/7.0.3.1$Windows_X86_64 LibreOffice_project/d7547858d014d4cf69878db179d326fc3483e082</meta:generator>
  </office:meta>
</office:document-meta>
</file>